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Times New Roman" officeooo:rsid="000d83f8" officeooo:paragraph-rsid="000d83f8"/>
    </style:style>
    <style:style style:name="P2" style:family="paragraph" style:parent-style-name="Footer">
      <style:text-properties style:font-name="Times New Roman" officeooo:rsid="000d83f8" officeooo:paragraph-rsid="000d83f8"/>
    </style:style>
    <style:style style:name="P3" style:family="paragraph" style:parent-style-name="Standard">
      <style:text-properties style:font-name="Times New Roman" fo:font-weight="bold" officeooo:rsid="000ee584" officeooo:paragraph-rsid="000ee584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0ee584" officeooo:paragraph-rsid="00128009" style:font-weight-asian="bold" style:font-weight-complex="bold"/>
    </style:style>
    <style:style style:name="P5" style:family="paragraph" style:parent-style-name="Standard">
      <style:text-properties style:font-name="Times New Roman" fo:font-weight="normal" officeooo:rsid="000ee584" officeooo:paragraph-rsid="000ee584" style:font-weight-asian="normal" style:font-weight-complex="normal"/>
    </style:style>
    <style:style style:name="P6" style:family="paragraph" style:parent-style-name="Standard">
      <style:text-properties style:font-name="Times New Roman" fo:font-weight="normal" officeooo:rsid="000ee584" officeooo:paragraph-rsid="0014cf24" style:font-weight-asian="normal" style:font-weight-complex="normal"/>
    </style:style>
    <style:style style:name="P7" style:family="paragraph" style:parent-style-name="Standard">
      <style:text-properties style:font-name="Times New Roman" fo:font-weight="normal" officeooo:rsid="0010da68" officeooo:paragraph-rsid="0010da68" style:font-weight-asian="normal" style:font-weight-complex="normal"/>
    </style:style>
    <style:style style:name="P8" style:family="paragraph" style:parent-style-name="Standard">
      <style:text-properties style:font-name="Times New Roman" fo:font-weight="normal" officeooo:rsid="00128009" officeooo:paragraph-rsid="00128009" style:font-weight-asian="normal" style:font-weight-complex="normal"/>
    </style:style>
    <style:style style:name="P9" style:family="paragraph" style:parent-style-name="Standard">
      <style:text-properties style:font-name="Times New Roman" fo:font-weight="normal" officeooo:rsid="00128009" officeooo:paragraph-rsid="000ee584" style:font-weight-asian="normal" style:font-weight-complex="normal"/>
    </style:style>
    <style:style style:name="P10" style:family="paragraph" style:parent-style-name="Standard">
      <style:text-properties style:font-name="Times New Roman" fo:font-weight="normal" officeooo:rsid="0013669b" officeooo:paragraph-rsid="0013669b" style:font-weight-asian="normal" style:font-weight-complex="normal"/>
    </style:style>
    <style:style style:name="P11" style:family="paragraph" style:parent-style-name="Standard">
      <style:text-properties style:font-name="Times New Roman" fo:font-weight="normal" officeooo:rsid="0016cf77" officeooo:paragraph-rsid="0014cf24" style:font-weight-asian="normal" style:font-weight-complex="normal"/>
    </style:style>
    <style:style style:name="P12" style:family="paragraph" style:parent-style-name="Standard">
      <style:text-properties style:font-name="Times New Roman" fo:font-weight="normal" officeooo:rsid="00191fc5" officeooo:paragraph-rsid="00191fc5" style:font-weight-asian="normal" style:font-weight-complex="normal"/>
    </style:style>
    <style:style style:name="P13" style:family="paragraph" style:parent-style-name="Standard">
      <style:text-properties style:font-name="Times new Roman" fo:font-weight="normal" officeooo:rsid="000ee584" officeooo:paragraph-rsid="0016cddb" style:font-weight-asian="normal" style:font-weight-complex="normal"/>
    </style:style>
    <style:style style:name="P14" style:family="paragraph" style:parent-style-name="Standard">
      <style:paragraph-properties fo:break-before="page"/>
      <style:text-properties style:font-name="Times new Roman" officeooo:rsid="000d83f8" officeooo:paragraph-rsid="000d83f8"/>
    </style:style>
    <style:style style:name="P15" style:family="paragraph" style:parent-style-name="Standard" style:list-style-name="L1">
      <style:text-properties style:font-name="Times New Roman" fo:font-weight="normal" officeooo:rsid="00191fc5" officeooo:paragraph-rsid="00191fc5" style:font-weight-asian="normal" style:font-weight-complex="normal"/>
    </style:style>
    <style:style style:name="P16" style:family="paragraph" style:parent-style-name="Standard">
      <style:text-properties style:font-name="Times New Roman" fo:font-weight="normal" officeooo:rsid="00196568" officeooo:paragraph-rsid="00196568" style:font-weight-asian="normal" style:font-weight-complex="normal"/>
    </style:style>
    <style:style style:name="P17" style:family="paragraph" style:parent-style-name="Standard" style:list-style-name="L2">
      <style:text-properties style:font-name="Times New Roman" fo:font-weight="normal" officeooo:rsid="00196568" officeooo:paragraph-rsid="00196568" style:font-weight-asian="normal" style:font-weight-complex="normal"/>
    </style:style>
    <style:style style:name="T1" style:family="text">
      <style:text-properties officeooo:rsid="000e356c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0da68"/>
    </style:style>
    <style:style style:name="T4" style:family="text">
      <style:text-properties style:font-name="Times New Roman" officeooo:rsid="0016cf77"/>
    </style:style>
    <style:style style:name="T5" style:family="text">
      <style:text-properties style:font-name="Times New Roman" officeooo:rsid="0016cddb"/>
    </style:style>
    <style:style style:name="T6" style:family="text">
      <style:text-properties officeooo:rsid="0016cd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ckground</text:p>
      <text:p text:style-name="P6">Energy reconstruction – one of the largest sources of uncertainty in neutrino oscillation experiments. </text:p>
      <text:p text:style-name="P11"><text:tab/>DUNE Seeks to find CP</text:p>
      <text:p text:style-name="P13"><text:span text:style-name="T2"><text:tab/>misreconstruction </text:span><text:span text:style-name="T3">limits precision of measuring </text:span><text:span text:style-name="T5">CP </text:span><text:span text:style-name="T4">andowski paper<text:tab/></text:span></text:p>
      <text:p text:style-name="P5">Reconstructed from final state particles</text:p>
      <text:p text:style-name="P7">FSI and SI lead to mis reconstruction </text:p>
      <text:p text:style-name="P7"/>
      <text:p text:style-name="P7">ProtoDUNE will provide data </text:p>
      <text:p text:style-name="P7">Current data available for pion <text:span text:style-name="T6">Ar </text:span>scattering is low energy (LarIAT)</text:p>
      <text:p text:style-name="P7"/>
      <text:p text:style-name="P7">GEANT simulates detectors → Includes SI</text:p>
      <text:p text:style-name="P7">need to implement reweighting in GEANT</text:p>
      <text:p text:style-name="P7">LariAT data available for tuning, </text:p>
      <text:p text:style-name="P8">Lariat people and High performance computing are at Fermilab</text:p>
      <text:p text:style-name="P8"/>
      <text:p text:style-name="P3">Research Objectives and Goals</text:p>
      <text:p text:style-name="P3"/>
      <text:p text:style-name="P12">Main deliverables:</text:p>
      <text:list xml:id="list3665044579305754930" text:style-name="L1">
        <text:list-item>
          <text:p text:style-name="P15">current pion-Ar cross section + uncertainties in Geant4 comparison to LArIAT data</text:p>
        </text:list-item>
        <text:list-item>
          <text:p text:style-name="P15">Show updated cross section + uncertainties compare with original after tune</text:p>
        </text:list-item>
      </text:list>
      <text:p text:style-name="P16">How will this feed into my thesis:</text:p>
      <text:list xml:id="list7557637388843125407" text:style-name="L2">
        <text:list-item>
          <text:p text:style-name="P17">It will allow provide me the chance to tune Geant’s model once my measurement is finished and include this in my thesis</text:p>
        </text:list-item>
        <text:list-item>
          <text:p text:style-name="P17">Knowing how LarIAT’s measurement was made will give me knowledge in assigning LarTPC systematics to inform my own measurement in ProtoDUNE</text:p>
        </text:list-item>
        <text:list-item>
          <text:p text:style-name="P17">experience with fitting techniques</text:p>
        </text:list-item>
      </text:list>
      <text:p text:style-name="P16"/>
      <text:p text:style-name="P9"/>
      <text:p text:style-name="P3">R&amp;D approach, and expected scientific and technical result </text:p>
      <text:p text:style-name="P10">GEANT uses previous scattering data as inputs, need to tune/tweak the scattering parameters in order to best fit recent LAr scattering data. This will allow for a straightforward implementation into GEANT of protoDUNE data. </text:p>
      <text:p text:style-name="P10"/>
      <text:p text:style-name="P10">Will employ:</text:p>
      <text:p text:style-name="P10">- use of fermilab’s computing center</text:p>
      <text:p text:style-name="P10">- laura fields + other geant collaborators @ fermi </text:p>
      <text:p text:style-name="P10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Times New Roman" officeooo:rsid="000d83f8" officeooo:paragraph-rsid="000d83f8"/>
    </style:style>
    <style:style style:name="MP2" style:family="paragraph" style:parent-style-name="Footer">
      <style:text-properties style:font-name="Times New Roman" officeooo:rsid="000d83f8" officeooo:paragraph-rsid="000d83f8"/>
    </style:style>
    <style:style style:name="MT1" style:family="text">
      <style:text-properties officeooo:rsid="000e356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ion <text:span text:style-name="MT1">Scattering</text:span> <text:span text:style-name="MT1">Tuning</text:span> in GEANT4</text:p>
      </style:header>
      <style:footer>
        <text:p text:style-name="MP2">Jacob Calcutt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5:39:47.752383117</meta:creation-date>
    <dc:date>2017-10-28T13:56:16.072883153</dc:date>
    <meta:editing-duration>PT1H53M5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235" meta:character-count="1510" meta:non-whitespace-character-count="1295"/>
  </office:meta>
</office:document-meta>
</file>